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32.24mm"/>
    </style:style>
    <style:style style:name="co7" style:family="table-column">
      <style:table-column-properties fo:break-before="auto" style:column-width="39.6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8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ard cal" table:style-name="ta1" table:print-ranges="'card cal'.A1:'card cal'.L10">
        <table:table-column table:style-name="co1" table:number-columns-repeated="5" table:default-cell-style-name="ce6"/>
        <table:table-column table:style-name="co2" table:number-columns-repeated="7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6367" table:default-cell-style-name="ce6"/>
        <table:table-row table:style-name="ro1">
          <table:table-cell table:style-name="ce1" office:value-type="float" office:value="2025" calcext:value-type="float" table:number-columns-spanned="5" table:number-rows-spanned="3">
            <text:p>2025</text:p>
          </table:table-cell>
          <table:covered-table-cell table:number-columns-repeated="4" table:style-name="ce8"/>
          <table:table-cell table:style-name="ce12" table:number-matrix-columns-spanned="1" table:number-matrix-rows-spanned="1" table:formula="of:=IFERROR(INDEX([.$O:.$O]; SMALL(IF([.$Q:.$Q]=[.F$13]; ROW([.$Q:.$Q]); &quot;&quot;); [.$A4]));&quot;&quot;)" office:value-type="string" office:string-value="Sep" calcext:value-type="string">
            <text:p>Sep</text:p>
          </table:table-cell>
          <table:table-cell table:style-name="ce17" table:number-matrix-columns-spanned="1" table:number-matrix-rows-spanned="1" table:formula="of:=IFERROR(INDEX([.$O:.$O]; SMALL(IF([.$Q:.$Q]=[.G$13]; ROW([.$Q:.$Q]); &quot;&quot;); [.$A4]));&quot;&quot;)" office:value-type="string" office:string-value="Apr" calcext:value-type="string">
            <text:p>Apr</text:p>
          </table:table-cell>
          <table:table-cell table:style-name="ce17" table:number-matrix-columns-spanned="1" table:number-matrix-rows-spanned="1" table:formula="of:=IFERROR(INDEX([.$O:.$O]; SMALL(IF([.$Q:.$Q]=[.H$13]; ROW([.$Q:.$Q]); &quot;&quot;); [.$A4]));&quot;&quot;)" office:value-type="string" office:string-value="Jan" calcext:value-type="string">
            <text:p>Jan</text:p>
          </table:table-cell>
          <table:table-cell table:style-name="ce17" table:number-matrix-columns-spanned="1" table:number-matrix-rows-spanned="1" table:formula="of:=IFERROR(INDEX([.$O:.$O]; SMALL(IF([.$Q:.$Q]=[.I$13]; ROW([.$Q:.$Q]); &quot;&quot;); [.$A4]));&quot;&quot;)" office:value-type="string" office:string-value="May" calcext:value-type="string">
            <text:p>May</text:p>
          </table:table-cell>
          <table:table-cell table:style-name="ce17" table:number-matrix-columns-spanned="1" table:number-matrix-rows-spanned="1" table:formula="of:=IFERROR(INDEX([.$O:.$O]; SMALL(IF([.$Q:.$Q]=[.J$13]; ROW([.$Q:.$Q]); &quot;&quot;); [.$A4]));&quot;&quot;)" office:value-type="string" office:string-value="Aug" calcext:value-type="string">
            <text:p>Aug</text:p>
          </table:table-cell>
          <table:table-cell table:style-name="ce17" table:number-matrix-columns-spanned="1" table:number-matrix-rows-spanned="1" table:formula="of:=IFERROR(INDEX([.$O:.$O]; SMALL(IF([.$Q:.$Q]=[.K$13]; ROW([.$Q:.$Q]); &quot;&quot;); [.$A4]));&quot;&quot;)" office:value-type="string" office:string-value="Feb" calcext:value-type="string">
            <text:p>Feb</text:p>
          </table:table-cell>
          <table:table-cell table:style-name="ce23" table:number-matrix-columns-spanned="1" table:number-matrix-rows-spanned="1" table:formula="of:=IFERROR(INDEX([.$O:.$O]; SMALL(IF([.$Q:.$Q]=[.L$13]; ROW([.$Q:.$Q]); &quot;&quot;); [.$A4]));&quot;&quot;)" office:value-type="string" office:string-value="Jun" calcext:value-type="string">
            <text:p>Jun</text:p>
          </table:table-cell>
          <table:table-cell/>
          <table:table-cell table:style-name="ce20" office:value-type="string" calcext:value-type="string">
            <text:p>Month #</text:p>
          </table:table-cell>
          <table:table-cell table:style-name="ce20" office:value-type="string" calcext:value-type="string">
            <text:p>Month</text:p>
          </table:table-cell>
          <table:table-cell table:style-name="ce20" office:value-type="string" calcext:value-type="string">
            <text:p>Date 1st day</text:p>
          </table:table-cell>
          <table:table-cell table:style-name="ce20" office:value-type="string" calcext:value-type="string">
            <text:p>Weekday 1st day</text:p>
          </table:table-cell>
          <table:table-cell table:style-name="Default" table:number-columns-repeated="7"/>
          <table:table-cell table:number-columns-repeated="16360"/>
        </table:table-row>
        <table:table-row table:style-name="ro1">
          <table:covered-table-cell table:style-name="ce2"/>
          <table:covered-table-cell table:number-columns-repeated="4"/>
          <table:table-cell table:style-name="ce13" table:number-matrix-columns-spanned="1" table:number-matrix-rows-spanned="1" table:formula="of:=IFERROR(INDEX([.$O:.$O]; SMALL(IF([.$Q:.$Q]=[.F$13]; ROW([.$Q:.$Q]); &quot;&quot;); [.$A5]));&quot;&quot;)" office:value-type="string" office:string-value="Dec" calcext:value-type="string">
            <text:p>Dec</text:p>
          </table:table-cell>
          <table:table-cell table:style-name="ce18" table:number-matrix-columns-spanned="1" table:number-matrix-rows-spanned="1" table:formula="of:=IFERROR(INDEX([.$O:.$O]; SMALL(IF([.$Q:.$Q]=[.G$13]; ROW([.$Q:.$Q]); &quot;&quot;); [.$A5]));&quot;&quot;)" office:value-type="string" office:string-value="Jul" calcext:value-type="string">
            <text:p>Jul</text:p>
          </table:table-cell>
          <table:table-cell table:style-name="ce18" table:number-matrix-columns-spanned="1" table:number-matrix-rows-spanned="1" table:formula="of:=IFERROR(INDEX([.$O:.$O]; SMALL(IF([.$Q:.$Q]=[.H$13]; ROW([.$Q:.$Q]); &quot;&quot;); [.$A5]));&quot;&quot;)" office:value-type="string" office:string-value="Oct" calcext:value-type="string">
            <text:p>Oct</text:p>
          </table:table-cell>
          <table:table-cell table:style-name="ce18" table:number-matrix-columns-spanned="1" table:number-matrix-rows-spanned="1" table:formula="of:=IFERROR(INDEX([.$O:.$O]; SMALL(IF([.$Q:.$Q]=[.I$13]; ROW([.$Q:.$Q]); &quot;&quot;); [.$A5]));&quot;&quot;)">
            <text:p/>
          </table:table-cell>
          <table:table-cell table:style-name="ce18" table:number-matrix-columns-spanned="1" table:number-matrix-rows-spanned="1" table:formula="of:=IFERROR(INDEX([.$O:.$O]; SMALL(IF([.$Q:.$Q]=[.J$13]; ROW([.$Q:.$Q]); &quot;&quot;); [.$A5]));&quot;&quot;)">
            <text:p/>
          </table:table-cell>
          <table:table-cell table:style-name="ce18" table:number-matrix-columns-spanned="1" table:number-matrix-rows-spanned="1" table:formula="of:=IFERROR(INDEX([.$O:.$O]; SMALL(IF([.$Q:.$Q]=[.K$13]; ROW([.$Q:.$Q]); &quot;&quot;); [.$A5]));&quot;&quot;)" office:value-type="string" office:string-value="Mar" calcext:value-type="string">
            <text:p>Mar</text:p>
          </table:table-cell>
          <table:table-cell table:style-name="ce24" table:number-matrix-columns-spanned="1" table:number-matrix-rows-spanned="1" table:formula="of:=IFERROR(INDEX([.$O:.$O]; SMALL(IF([.$Q:.$Q]=[.L$13]; ROW([.$Q:.$Q]); &quot;&quot;); [.$A5])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table:style-name="ce28" table:formula="of:=DATE([.$A$1];[.$N2];1)" office:value-type="date" office:date-value="2025-01-01" calcext:value-type="date">
            <text:p>01.01.2025</text:p>
          </table:table-cell>
          <table:table-cell table:formula="of:=WEEKDAY([.P2]; 2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covered-table-cell table:style-name="ce2"/>
          <table:covered-table-cell table:number-columns-repeated="4"/>
          <table:table-cell table:style-name="ce13" table:number-matrix-columns-spanned="1" table:number-matrix-rows-spanned="1" table:formula="of:=IFERROR(INDEX([.$O:.$O]; SMALL(IF([.$Q:.$Q]=[.F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G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H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I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J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K$13]; ROW([.$Q:.$Q]); &quot;&quot;); [.$A6]));&quot;&quot;)" office:value-type="string" office:string-value="Nov" calcext:value-type="string">
            <text:p>Nov</text:p>
          </table:table-cell>
          <table:table-cell table:style-name="ce24" table:number-matrix-columns-spanned="1" table:number-matrix-rows-spanned="1" table:formula="of:=IFERROR(INDEX([.$O:.$O]; SMALL(IF([.$Q:.$Q]=[.L$13]; ROW([.$Q:.$Q]); &quot;&quot;); [.$A6]))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table:style-name="ce28" table:formula="of:=DATE([.$A$1];[.$N3];1)" office:value-type="date" office:date-value="2025-02-01" calcext:value-type="date">
            <text:p>01.02.2025</text:p>
          </table:table-cell>
          <table:table-cell table:formula="of:=WEEKDAY([.P3]; 2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u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at</text:p>
          </table:table-cell>
          <table:table-cell table:style-name="ce25" office:value-type="string" calcext:value-type="string">
            <text:p>Su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table:style-name="ce28" table:formula="of:=DATE([.$A$1];[.$N4];1)" office:value-type="date" office:date-value="2025-03-01" calcext:value-type="date">
            <text:p>01.03.2025</text:p>
          </table:table-cell>
          <table:table-cell table:formula="of:=WEEKDAY([.P4]; 2)" office:value-type="float" office:value="6" calcext:value-type="float">
            <text:p>6</text:p>
          </table:table-cell>
          <table:table-cell table:number-columns-repeated="2"/>
          <table:table-cell table:style-name="ce29" table:formula="of:=IF([.Q:.Q]=1; ROW([.Q:.Q]); &quot;&quot;)">
            <text:p/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table:style-name="ce15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6" office:value-type="string" calcext:value-type="string">
            <text:p>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table:style-name="ce28" table:formula="of:=DATE([.$A$1];[.$N5];1)" office:value-type="date" office:date-value="2025-04-01" calcext:value-type="date">
            <text:p>01.04.2025</text:p>
          </table:table-cell>
          <table:table-cell table:formula="of:=WEEKDAY([.P5]; 2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1" calcext:value-type="float">
            <text:p>31</text:p>
          </table:table-cell>
          <table:table-cell table:style-name="ce15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table:style-name="ce28" table:formula="of:=DATE([.$A$1];[.$N6];1)" office:value-type="date" office:date-value="2025-05-01" calcext:value-type="date">
            <text:p>01.05.2025</text:p>
          </table:table-cell>
          <table:table-cell table:formula="of:=WEEKDAY([.P6]; 2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5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style-name="ce28" table:formula="of:=DATE([.$A$1];[.$N7];1)" office:value-type="date" office:date-value="2025-06-01" calcext:value-type="date">
            <text:p>01.06.2025</text:p>
          </table:table-cell>
          <table:table-cell table:formula="of:=WEEKDAY([.P7]; 2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5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6" office:value-type="string" calcext:value-type="string">
            <text:p>Th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table:style-name="ce28" table:formula="of:=DATE([.$A$1];[.$N8];1)" office:value-type="date" office:date-value="2025-07-01" calcext:value-type="date">
            <text:p>01.07.2025</text:p>
          </table:table-cell>
          <table:table-cell table:formula="of:=WEEKDAY([.P8]; 2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5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6" office:value-type="string" calcext:value-type="string">
            <text:p>Fri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table:style-name="ce28" table:formula="of:=DATE([.$A$1];[.$N9];1)" office:value-type="date" office:date-value="2025-08-01" calcext:value-type="date">
            <text:p>01.08.2025</text:p>
          </table:table-cell>
          <table:table-cell table:formula="of:=WEEKDAY([.P9]; 2)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8" calcext:value-type="float">
            <text:p>28</text:p>
          </table:table-cell>
          <table:table-cell table:style-name="ce11"/>
          <table:table-cell table:style-name="ce16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7" office:value-type="string" calcext:value-type="string">
            <text:p>Sat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table:style-name="ce28" table:formula="of:=DATE([.$A$1];[.$N10];1)" office:value-type="date" office:date-value="2025-09-01" calcext:value-type="date">
            <text:p>01.09.2025</text:p>
          </table:table-cell>
          <table:table-cell table:formula="of:=WEEKDAY([.P10]; 2)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table:style-name="ce28" table:formula="of:=DATE([.$A$1];[.$N11];1)" office:value-type="date" office:date-value="2025-10-01" calcext:value-type="date">
            <text:p>01.10.2025</text:p>
          </table:table-cell>
          <table:table-cell table:formula="of:=WEEKDAY([.P11]; 2)" office:value-type="float" office:value="3" calcext:value-type="float">
            <text:p>3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table:style-name="ce28" table:formula="of:=DATE([.$A$1];[.$N12];1)" office:value-type="date" office:date-value="2025-11-01" calcext:value-type="date">
            <text:p>01.11.2025</text:p>
          </table:table-cell>
          <table:table-cell table:formula="of:=WEEKDAY([.P12]; 2)" office:value-type="float" office:value="6" calcext:value-type="float">
            <text:p>6</text:p>
          </table:table-cell>
          <table:table-cell table:number-columns-repeated="16367"/>
        </table:table-row>
        <table:table-row table:style-name="ro2">
          <table:table-cell table:style-name="ce7" office:value-type="string" calcext:value-type="string" table:number-columns-spanned="5" table:number-rows-spanned="1">
            <text:p>Weekday #</text:p>
          </table:table-cell>
          <table:covered-table-cell table:number-columns-repeated="4"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table:style-name="ce28" table:formula="of:=DATE([.$A$1];[.$N13];1)" office:value-type="date" office:date-value="2025-12-01" calcext:value-type="date">
            <text:p>01.12.2025</text:p>
          </table:table-cell>
          <table:table-cell table:formula="of:=WEEKDAY([.P13]; 2)" office:value-type="float" office:value="1" calcext:value-type="float">
            <text:p>1</text:p>
          </table:table-cell>
          <table:table-cell table:number-columns-repeated="16367"/>
        </table:table-row>
        <table:table-row table:style-name="ro2" table:number-rows-repeated="2">
          <table:table-cell table:number-columns-repeated="13"/>
          <table:table-cell table:style-name="Default" table:number-columns-repeated="4"/>
          <table:table-cell table:number-columns-repeated="16367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rd size" table:style-name="ta1">
        <table:table-column table:style-name="co3" table:number-columns-repeated="3" table:default-cell-style-name="Default"/>
        <table:table-row table:style-name="ro2">
          <table:table-cell/>
          <table:table-cell office:value-type="string" calcext:value-type="string">
            <text:p>Width / mm</text:p>
          </table:table-cell>
          <table:table-cell office:value-type="string" calcext:value-type="string">
            <text:p>Height / mm</text:p>
          </table:table-cell>
        </table:table-row>
        <table:table-row table:style-name="ro2">
          <table:table-cell office:value-type="string" calcext:value-type="string">
            <text:p>card</text:p>
          </table:table-cell>
          <table:table-cell office:value-type="float" office:value="88" calcext:value-type="float">
            <text:p>88</text:p>
          </table:table-cell>
          <table:table-cell office:value-type="float" office:value="63.5" calcext:value-type="float">
            <text:p>63,5</text:p>
          </table:table-cell>
        </table:table-row>
        <table:table-row table:style-name="ro2">
          <table:table-cell office:value-type="string" calcext:value-type="string">
            <text:p>Row (10)</text:p>
          </table:table-cell>
          <table:table-cell/>
          <table:table-cell table:formula="of:=[.C2]/10" office:value-type="float" office:value="6.35" calcext:value-type="float">
            <text:p>6,35</text:p>
          </table:table-cell>
        </table:table-row>
        <table:table-row table:style-name="ro2">
          <table:table-cell office:value-type="string" calcext:value-type="string">
            <text:p>Col1 (5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Col2 (7)</text:p>
          </table:table-cell>
          <table:table-cell table:formula="of:=([.B2]-[.B4]*5)/7" office:value-type="float" office:value="8.28571428571429" calcext:value-type="float">
            <text:p>8,285714285714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cs" number:country="CZ" loext:transliteration-spellout="title cardinal" number:transliteration-language="cs" number:transliteration-country="CZ">
      <number:number number:decimal-places="0" number:min-decimal-places="0" number:min-integer-digits="1"/>
    </number:number-style>
    <number:number-style style:name="N10115" number:language="cs" number:country="CZ" loext:transliteration-spellout="title USD" number:transliteration-language="cs" number:transliteration-country="CZ">
      <number:number number:decimal-places="0" number:min-decimal-places="0" number:min-integer-digits="1"/>
    </number:number-style>
    <number:number-style style:name="N10116" number:language="cs" number:country="CZ" loext:transliteration-spellout="title USD" number:transliteration-language="cs" number:transliteration-country="CZ">
      <number:number number:decimal-places="2" number:min-decimal-places="2" number:min-integer-digits="1"/>
    </number:number-style>
    <number:number-style style:name="N10117" number:language="cs" number:country="CZ" loext:transliteration-spellout="upper USD" number:transliteration-language="cs" number:transliteration-country="CZ">
      <number:number number:decimal-places="0" number:min-decimal-places="0" number:min-integer-digits="1"/>
    </number:number-style>
    <number:number-style style:name="N10118" number:language="cs" number:country="CZ" loext:transliteration-spellout="upper USD" number:transliteration-language="cs" number:transliteration-country="CZ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20:18:14.465569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39:14.882742376</meta:creation-date>
    <dc:date>2025-02-06T20:39:28.694000339</dc:date>
    <meta:editing-duration>PT52M6S</meta:editing-duration>
    <meta:editing-cycles>14</meta:editing-cycles>
    <meta:generator>LibreOffice/24.8.4.2$Linux_X86_64 LibreOffice_project/480$Build-2</meta:generator>
    <meta:document-statistic meta:table-count="2" meta:cell-count="174" meta:object-count="0"/>
  </office:meta>
</office:document-meta>
</file>